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3" style:parent-style-name="LO-Normal" style:family="paragraph">
      <style:paragraph-properties fo:margin-bottom="0in" fo:margin-left="0.25in" fo:margin-right="-1.1812in">
        <style:tab-stops/>
      </style:paragraph-properties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8364890275F</text:p>
        </text:list-item>
        <text:list-item>
          <text:p text:style-name="P307">BR241149679047D</text:p>
        </text:list-item>
        <text:list-item>
          <text:p text:style-name="P308">BR243331550450C</text:p>
        </text:list-item>
        <text:list-item>
          <text:p text:style-name="P309">BR242087477648T</text:p>
        </text:list-item>
        <text:list-item>
          <text:p text:style-name="P310">BR2445571095711</text:p>
        </text:list-item>
        <text:list-item>
          <text:p text:style-name="P311">BR243413107966A</text:p>
        </text:list-item>
        <text:list-item>
          <text:p text:style-name="P312">BR248793902570J</text:p>
        </text:list-item>
        <text:list-item>
          <text:p text:style-name="P313">BR246074680195G</text:p>
        </text:list-item>
        <text:list-item>
          <text:p text:style-name="P314">BR2452384073788</text:p>
        </text:list-item>
        <text:list-item>
          <text:p text:style-name="P315">BR247369709964X</text:p>
        </text:list-item>
        <text:list-item>
          <text:p text:style-name="P316">BR241121753608Q</text:p>
        </text:list-item>
        <text:list-item>
          <text:p text:style-name="P317">BR246775909123X</text:p>
        </text:list-item>
        <text:list-item>
          <text:p text:style-name="P318">BR241021267679A</text:p>
        </text:list-item>
        <text:list-item>
          <text:p text:style-name="P319">BR242043755364E</text:p>
        </text:list-item>
        <text:list-item>
          <text:p text:style-name="P320">BR2424301545841</text:p>
        </text:list-item>
        <text:list-item>
          <text:p text:style-name="P321">BR249730502984B</text:p>
        </text:list-item>
        <text:list-item>
          <text:p text:style-name="P322">BR249873867066U</text:p>
        </text:list-item>
        <text:list-item>
          <text:p text:style-name="P323">BR241533392100B</text:p>
        </text:list-item>
        <text:list-item>
          <text:p text:style-name="P324">BR2422407046557</text:p>
        </text:list-item>
        <text:list-item>
          <text:p text:style-name="P325">BR240440095615C</text:p>
        </text:list-item>
        <text:list-item>
          <text:p text:style-name="P326">BR2485922367715</text:p>
        </text:list-item>
        <text:list-item>
          <text:p text:style-name="P327">BR2436112070507</text:p>
        </text:list-item>
        <text:list-item>
          <text:p text:style-name="P328">BR241916453194N</text:p>
        </text:list-item>
        <text:list-item>
          <text:p text:style-name="P329">BR248217773688Z</text:p>
        </text:list-item>
        <text:list-item>
          <text:p text:style-name="P330">BR2489979204510</text:p>
        </text:list-item>
        <text:list-item>
          <text:p text:style-name="P331">BR242366942783Z</text:p>
        </text:list-item>
        <text:list-item>
          <text:p text:style-name="P332">BR247265126435V</text:p>
        </text:list-item>
        <text:list-item>
          <text:p text:style-name="P333">BR248103003808J</text:p>
        </text:list-item>
        <text:list-item>
          <text:p text:style-name="P334">BR241222913802O</text:p>
        </text:list-item>
        <text:list-item>
          <text:p text:style-name="P335">BR240580224698V</text:p>
        </text:list-item>
        <text:list-item>
          <text:p text:style-name="P336">BR2473480999679</text:p>
        </text:list-item>
        <text:list-item>
          <text:p text:style-name="P337">BR2424079656575</text:p>
        </text:list-item>
        <text:list-item>
          <text:p text:style-name="P338">BR2436858794975</text:p>
        </text:list-item>
        <text:list-item>
          <text:p text:style-name="P339">BR242771036559H</text:p>
        </text:list-item>
        <text:list-item>
          <text:p text:style-name="P340">BR2490815818573</text:p>
        </text:list-item>
        <text:list-item>
          <text:p text:style-name="P341">BR244691876725N</text:p>
        </text:list-item>
        <text:list-item>
          <text:p text:style-name="P342">BR249802142996N</text:p>
        </text:list-item>
        <text:list-item>
          <text:p text:style-name="P343">BR245142036307H</text:p>
        </text:list-item>
        <text:list-item>
          <text:p text:style-name="P344">BR2403465217166</text:p>
        </text:list-item>
        <text:list-item>
          <text:p text:style-name="P345">BR244757085692A</text:p>
        </text:list-item>
        <text:list-item>
          <text:p text:style-name="P346">BR247685284371V</text:p>
        </text:list-item>
        <text:list-item>
          <text:p text:style-name="P347">BR244002683991Q</text:p>
        </text:list-item>
        <text:list-item>
          <text:p text:style-name="P348">BR247266987191Z</text:p>
        </text:list-item>
        <text:list-item>
          <text:p text:style-name="P349">BR241518163876Z</text:p>
        </text:list-item>
        <text:list-item>
          <text:p text:style-name="P350">BR247913348193W</text:p>
        </text:list-item>
        <text:list-item>
          <text:p text:style-name="P351">BR242103726902L</text:p>
        </text:list-item>
        <text:list-item>
          <text:p text:style-name="P352">BR2437882617062</text:p>
        </text:list-item>
        <text:list-item>
          <text:p text:style-name="P353">BR244832982033U</text:p>
        </text:list-item>
        <text:list-item>
          <text:p text:style-name="P354">BR2492473224923</text:p>
        </text:list-item>
        <text:list-item>
          <text:p text:style-name="P355">BR247156413513T</text:p>
        </text:list-item>
        <text:list-item>
          <text:p text:style-name="P356">BR248142988109D</text:p>
        </text:list-item>
        <text:list-item>
          <text:p text:style-name="P357">BR249604396060K</text:p>
        </text:list-item>
        <text:list-item>
          <text:p text:style-name="P358">BR240219324522M</text:p>
        </text:list-item>
        <text:list-item>
          <text:p text:style-name="P359">BR240662346854T</text:p>
        </text:list-item>
        <text:list-item>
          <text:p text:style-name="P360">BR246011510265P</text:p>
        </text:list-item>
        <text:list-item>
          <text:p text:style-name="P361">BR2466084546641</text:p>
        </text:list-item>
        <text:list-item>
          <text:p text:style-name="P362">BR240696701510Z</text:p>
        </text:list-item>
        <text:list-item>
          <text:p text:style-name="P363">BR2440314186443</text:p>
        </text:list-item>
        <text:list-item>
          <text:p text:style-name="P364">BR249626673720R</text:p>
        </text:list-item>
        <text:list-item>
          <text:p text:style-name="P365">BR242953541635X</text:p>
        </text:list-item>
        <text:list-item>
          <text:p text:style-name="P366">BR249184179401V</text:p>
        </text:list-item>
        <text:list-item>
          <text:p text:style-name="P367">BR240408179772W</text:p>
        </text:list-item>
        <text:list-item>
          <text:p text:style-name="P368">BR247320701229U</text:p>
        </text:list-item>
        <text:list-item>
          <text:p text:style-name="P369">BR243726672494P</text:p>
        </text:list-item>
        <text:list-item>
          <text:p text:style-name="P370">BR245407624967P</text:p>
        </text:list-item>
        <text:list-item>
          <text:p text:style-name="P371">BR2493157202608</text:p>
        </text:list-item>
        <text:list-item>
          <text:p text:style-name="P372">BR241436447172Z</text:p>
        </text:list-item>
        <text:list-item>
          <text:p text:style-name="P373">BR2402586477480</text:p>
        </text:list-item>
        <text:list-item>
          <text:p text:style-name="P374">BR240980789652C</text:p>
        </text:list-item>
        <text:list-item>
          <text:p text:style-name="P375">BR2451498652592</text:p>
        </text:list-item>
        <text:list-item>
          <text:p text:style-name="P376">BR248506539211M</text:p>
        </text:list-item>
        <text:list-item>
          <text:p text:style-name="P377">BR243345131005Z</text:p>
        </text:list-item>
        <text:list-item>
          <text:p text:style-name="P378">BR242576203696S</text:p>
        </text:list-item>
        <text:list-item>
          <text:p text:style-name="P379">BR240904640216T</text:p>
        </text:list-item>
        <text:list-item>
          <text:p text:style-name="P380">BR245592451482M</text:p>
        </text:list-item>
        <text:list-item>
          <text:p text:style-name="P381">BR243599686253P</text:p>
        </text:list-item>
        <text:list-item>
          <text:p text:style-name="P382">BR2424202250844</text:p>
        </text:list-item>
        <text:list-item>
          <text:p text:style-name="P383">BR2462568509075</text:p>
        </text:list-item>
        <text:list-item>
          <text:p text:style-name="P384">BR2486875902461</text:p>
        </text:list-item>
        <text:list-item>
          <text:p text:style-name="P385">BR241618546001Q</text:p>
        </text:list-item>
        <text:list-item>
          <text:p text:style-name="P386">BR242301866133S</text:p>
        </text:list-item>
        <text:list-item>
          <text:p text:style-name="P387">BR2475291264614</text:p>
        </text:list-item>
        <text:list-item>
          <text:p text:style-name="P388">BR2463476977372</text:p>
        </text:list-item>
        <text:list-item>
          <text:p text:style-name="P389">BR2451780750146</text:p>
        </text:list-item>
        <text:list-item>
          <text:p text:style-name="P390">BR2467098304509</text:p>
        </text:list-item>
        <text:list-item>
          <text:p text:style-name="P391">BR2470642336893</text:p>
        </text:list-item>
        <text:list-item>
          <text:p text:style-name="P392">BR248459985824X</text:p>
        </text:list-item>
        <text:list-item>
          <text:p text:style-name="P393">BR2468424563443</text:p>
        </text:list-item>
        <text:list-item>
          <text:p text:style-name="P394">BR246022444966O</text:p>
        </text:list-item>
        <text:list-item>
          <text:p text:style-name="P395">BR241505010458I</text:p>
        </text:list-item>
        <text:list-item>
          <text:p text:style-name="P396">BR2400723304735</text:p>
        </text:list-item>
        <text:list-item>
          <text:p text:style-name="P397">BR2428758092947</text:p>
        </text:list-item>
        <text:list-item>
          <text:p text:style-name="P398">BR2428239042154</text:p>
        </text:list-item>
        <text:list-item>
          <text:p text:style-name="P399">BR246210513940S</text:p>
        </text:list-item>
        <text:list-item>
          <text:p text:style-name="P400">BR249867249431X</text:p>
        </text:list-item>
        <text:list-item>
          <text:p text:style-name="P401">BR244623675020J</text:p>
        </text:list-item>
        <text:list-item>
          <text:p text:style-name="P402">BR249837124187E</text:p>
        </text:list-item>
        <text:list-item>
          <text:p text:style-name="P403">BR246041926335R</text:p>
        </text:list-item>
        <text:list-item>
          <text:p text:style-name="P404">BR2455349484468</text:p>
        </text:list-item>
        <text:list-item>
          <text:p text:style-name="P405">BR2418802886418</text:p>
        </text:list-item>
        <text:list-item>
          <text:p text:style-name="P406">BR2446610362212</text:p>
        </text:list-item>
        <text:list-item>
          <text:p text:style-name="P407">BR244040693192A</text:p>
        </text:list-item>
        <text:list-item>
          <text:p text:style-name="P408">BR2411442263101</text:p>
        </text:list-item>
        <text:list-item>
          <text:p text:style-name="P409">BR241401642777N</text:p>
        </text:list-item>
        <text:list-item>
          <text:p text:style-name="P410">BR2436358207722</text:p>
        </text:list-item>
        <text:list-item>
          <text:p text:style-name="P411">BR2445865896285</text:p>
        </text:list-item>
        <text:list-item>
          <text:p text:style-name="P412">BR2436356669498</text:p>
        </text:list-item>
        <text:list-item>
          <text:p text:style-name="P413">BR245988208493D</text:p>
        </text:list-item>
        <text:list-item>
          <text:p text:style-name="P414">BR247534556726W</text:p>
        </text:list-item>
        <text:list-item>
          <text:p text:style-name="P415">BR2460174204506</text:p>
        </text:list-item>
        <text:list-item>
          <text:p text:style-name="P416">BR244856158413X</text:p>
        </text:list-item>
        <text:list-item>
          <text:p text:style-name="P417">BR244366506068Z</text:p>
        </text:list-item>
        <text:list-item>
          <text:p text:style-name="P418">BR242296474981V</text:p>
        </text:list-item>
        <text:list-item>
          <text:p text:style-name="P419">BR2445499135444</text:p>
        </text:list-item>
        <text:list-item>
          <text:p text:style-name="P420">BR241386757634Y</text:p>
        </text:list-item>
        <text:list-item>
          <text:p text:style-name="P421">BR245251346779Z</text:p>
        </text:list-item>
        <text:list-item>
          <text:p text:style-name="P422">BR2427207760379</text:p>
        </text:list-item>
        <text:list-item>
          <text:p text:style-name="P423">BR2463145481220</text:p>
        </text:list-item>
        <text:list-item>
          <text:p text:style-name="P424">BR242129068409Y</text:p>
        </text:list-item>
        <text:list-item>
          <text:p text:style-name="P425">BR2476749142125</text:p>
        </text:list-item>
        <text:list-item>
          <text:p text:style-name="P426">BR240784448268S</text:p>
        </text:list-item>
        <text:list-item>
          <text:p text:style-name="P427">BR248385962809K</text:p>
        </text:list-item>
        <text:list-item>
          <text:p text:style-name="P428">BR245719133817J</text:p>
        </text:list-item>
        <text:list-item>
          <text:p text:style-name="P429">BR2478161037079</text:p>
        </text:list-item>
        <text:list-item>
          <text:p text:style-name="P430">BR249281923668B</text:p>
        </text:list-item>
        <text:list-item>
          <text:p text:style-name="P431">BR246642053482U</text:p>
        </text:list-item>
        <text:list-item>
          <text:p text:style-name="P432">BR249695070506Q</text:p>
        </text:list-item>
        <text:list-item>
          <text:p text:style-name="P433">BR242031032357E</text:p>
        </text:list-item>
        <text:list-item>
          <text:p text:style-name="P434">BR241421019336F</text:p>
        </text:list-item>
        <text:list-item>
          <text:p text:style-name="P435">BR2459131205769</text:p>
        </text:list-item>
        <text:list-item>
          <text:p text:style-name="P436">BR2495312457837</text:p>
        </text:list-item>
        <text:list-item>
          <text:p text:style-name="P437">BR244429581834C</text:p>
        </text:list-item>
        <text:list-item>
          <text:p text:style-name="P438">BR241955124126H</text:p>
        </text:list-item>
        <text:list-item>
          <text:p text:style-name="P439">BR248439911756A</text:p>
        </text:list-item>
        <text:list-item>
          <text:p text:style-name="P440">BR2418023065966</text:p>
        </text:list-item>
        <text:list-item>
          <text:p text:style-name="P441">BR245315081145R</text:p>
        </text:list-item>
        <text:list-item>
          <text:p text:style-name="P442">BR242309840809O</text:p>
        </text:list-item>
        <text:list-item>
          <text:p text:style-name="P443">BR240259464659O</text:p>
        </text:list-item>
        <text:list-item>
          <text:p text:style-name="P444">BR242194019949Y</text:p>
        </text:list-item>
        <text:list-item>
          <text:p text:style-name="P445">BR244953849435H</text:p>
        </text:list-item>
        <text:list-item>
          <text:p text:style-name="P446">BR2431240931102</text:p>
        </text:list-item>
        <text:list-item>
          <text:p text:style-name="P447">BR2474758777898</text:p>
        </text:list-item>
        <text:list-item>
          <text:p text:style-name="P448">BR241583602188O</text:p>
        </text:list-item>
        <text:list-item>
          <text:p text:style-name="P449">BR246708042455X</text:p>
        </text:list-item>
        <text:list-item>
          <text:p text:style-name="P450">BR2422340053257</text:p>
        </text:list-item>
        <text:list-item>
          <text:p text:style-name="P451">BR249626561515U</text:p>
        </text:list-item>
        <text:list-item>
          <text:p text:style-name="P452">BR240166095614M</text:p>
        </text:list-item>
        <text:list-item>
          <text:p text:style-name="P453">BR242242955525K</text:p>
        </text:list-item>
        <text:list-item>
          <text:p text:style-name="P454">BR245756954580R</text:p>
        </text:list-item>
        <text:list-item>
          <text:p text:style-name="P455">BR244825900602V</text:p>
        </text:list-item>
        <text:list-item>
          <text:p text:style-name="P456">BR240939573572K</text:p>
        </text:list-item>
        <text:list-item>
          <text:p text:style-name="P457">BR2421789841542</text:p>
        </text:list-item>
        <text:list-item>
          <text:p text:style-name="P458">BR248347301462Y</text:p>
        </text:list-item>
        <text:list-item>
          <text:p text:style-name="P459">BR240777911946B</text:p>
        </text:list-item>
        <text:list-item>
          <text:p text:style-name="P460">BR240043186765M</text:p>
        </text:list-item>
        <text:list-item>
          <text:p text:style-name="P461">BR240913439681W</text:p>
        </text:list-item>
        <text:list-item>
          <text:p text:style-name="P462">BR2409253461226</text:p>
        </text:list-item>
        <text:list-item>
          <text:p text:style-name="P463">BR247072184357Z</text:p>
        </text:list-item>
        <text:list-item>
          <text:p text:style-name="P464">BR249697694823E</text:p>
        </text:list-item>
        <text:list-item>
          <text:p text:style-name="P465">BR244189518213T</text:p>
        </text:list-item>
        <text:list-item>
          <text:p text:style-name="P466">BR249024930800Y</text:p>
        </text:list-item>
        <text:list-item>
          <text:p text:style-name="P467">BR2409666901962</text:p>
        </text:list-item>
        <text:list-item>
          <text:p text:style-name="P468">BR2463763506343</text:p>
        </text:list-item>
        <text:list-item>
          <text:p text:style-name="P469">BR245309634612X</text:p>
        </text:list-item>
        <text:list-item>
          <text:p text:style-name="P470">BR244545102854Z</text:p>
        </text:list-item>
        <text:list-item>
          <text:p text:style-name="P471">BR248885898104W</text:p>
        </text:list-item>
        <text:list-item>
          <text:p text:style-name="P472">BR248286526310Y</text:p>
        </text:list-item>
        <text:list-item>
          <text:p text:style-name="P473">BR245337949589M</text:p>
        </text:list-item>
        <text:list-item>
          <text:p text:style-name="P474">BR247240952490X</text:p>
        </text:list-item>
        <text:list-item>
          <text:p text:style-name="P475">BR246713293324U</text:p>
        </text:list-item>
        <text:list-item>
          <text:p text:style-name="P476">BR242486945558S</text:p>
        </text:list-item>
        <text:list-item>
          <text:p text:style-name="P477">BR244393190013B</text:p>
        </text:list-item>
        <text:list-item>
          <text:p text:style-name="P478">BR246254105349O</text:p>
        </text:list-item>
        <text:list-item>
          <text:p text:style-name="P479">BR248248897139A</text:p>
        </text:list-item>
        <text:list-item>
          <text:p text:style-name="P480">BR249905706163H</text:p>
        </text:list-item>
        <text:list-item>
          <text:p text:style-name="P481">BR2404038419405</text:p>
        </text:list-item>
        <text:list-item>
          <text:p text:style-name="P482">BR249936773749V</text:p>
        </text:list-item>
        <text:list-item>
          <text:p text:style-name="P483">BR245287527945V</text:p>
        </text:list-item>
        <text:list-item>
          <text:p text:style-name="P484">BR2426556348155</text:p>
        </text:list-item>
        <text:list-item>
          <text:p text:style-name="P485">BR247526783958I</text:p>
        </text:list-item>
        <text:list-item>
          <text:p text:style-name="P486">BR247262138686S</text:p>
        </text:list-item>
        <text:list-item>
          <text:p text:style-name="P487">BR2475981508332</text:p>
        </text:list-item>
        <text:list-item>
          <text:p text:style-name="P488">BR242489144751T</text:p>
        </text:list-item>
        <text:list-item>
          <text:p text:style-name="P489">BR249243453126U</text:p>
        </text:list-item>
        <text:list-item>
          <text:p text:style-name="P490">BR244662525731G</text:p>
        </text:list-item>
        <text:list-item>
          <text:p text:style-name="P491">BR241158895273T</text:p>
        </text:list-item>
        <text:list-item>
          <text:p text:style-name="P492">BR244053666699I</text:p>
        </text:list-item>
        <text:list-item>
          <text:p text:style-name="P493">BR241573659571Z</text:p>
        </text:list-item>
        <text:list-item>
          <text:p text:style-name="P494">BR2496628005911</text:p>
        </text:list-item>
        <text:list-item>
          <text:p text:style-name="P495">BR2459478847101</text:p>
        </text:list-item>
        <text:list-item>
          <text:p text:style-name="P496">BR241386757634Y</text:p>
        </text:list-item>
        <text:list-item>
          <text:p text:style-name="P497">BR249097501137F</text:p>
        </text:list-item>
        <text:list-item>
          <text:p text:style-name="P498">BR244587237281T</text:p>
        </text:list-item>
        <text:list-item>
          <text:p text:style-name="P499">BR2457358094709</text:p>
        </text:list-item>
        <text:list-item>
          <text:p text:style-name="P500">BR240588641939U</text:p>
        </text:list-item>
        <text:list-item>
          <text:p text:style-name="P501">BR241732479353U</text:p>
        </text:list-item>
        <text:list-item>
          <text:p text:style-name="P502">BR2482493123670</text:p>
        </text:list-item>
        <text:list-item>
          <text:p text:style-name="P503">BR247478607872V</text:p>
        </text:list-item>
        <text:list-item>
          <text:p text:style-name="P504">BR2406890199990</text:p>
        </text:list-item>
        <text:list-item>
          <text:p text:style-name="P505">BR241368452733U</text:p>
        </text:list-item>
        <text:list-item>
          <text:p text:style-name="P506">BR247273062152M</text:p>
        </text:list-item>
        <text:list-item>
          <text:p text:style-name="P507">BR2454354686333</text:p>
        </text:list-item>
        <text:list-item>
          <text:p text:style-name="P508">BR247306261079S</text:p>
        </text:list-item>
        <text:list-item>
          <text:p text:style-name="P509">BR244817033783Y</text:p>
        </text:list-item>
        <text:list-item>
          <text:p text:style-name="P510">BR249757666453Z</text:p>
        </text:list-item>
        <text:list-item>
          <text:p text:style-name="P511">BR248093016170B</text:p>
        </text:list-item>
        <text:list-item>
          <text:p text:style-name="P512">BR242388875097Y</text:p>
        </text:list-item>
        <text:list-item>
          <text:p text:style-name="P513">BR2436096037350</text:p>
        </text:list-item>
        <text:list-item>
          <text:p text:style-name="P514">BR2442060442292</text:p>
        </text:list-item>
        <text:list-item>
          <text:p text:style-name="P515">BR249146268374T</text:p>
        </text:list-item>
        <text:list-item>
          <text:p text:style-name="P516">BR243269130587Q</text:p>
        </text:list-item>
        <text:list-item>
          <text:p text:style-name="P517">BR2408291703711</text:p>
        </text:list-item>
        <text:list-item>
          <text:p text:style-name="P518">BR245019399102Y</text:p>
        </text:list-item>
        <text:list-item>
          <text:p text:style-name="P519">BR241353274974G</text:p>
        </text:list-item>
        <text:list-item>
          <text:p text:style-name="P520">BR249444670467C</text:p>
        </text:list-item>
        <text:list-item>
          <text:p text:style-name="P521">BR245258713028Q</text:p>
        </text:list-item>
        <text:list-item>
          <text:p text:style-name="P522">BR240793202446M</text:p>
        </text:list-item>
        <text:list-item>
          <text:p text:style-name="P523">BR2424586252908</text:p>
        </text:list-item>
        <text:list-item>
          <text:p text:style-name="P524">BR2479045373764</text:p>
        </text:list-item>
        <text:list-item>
          <text:p text:style-name="P525">BR249693709649I</text:p>
        </text:list-item>
        <text:list-item>
          <text:p text:style-name="P526">BR242964886903H</text:p>
        </text:list-item>
        <text:list-item>
          <text:p text:style-name="P527">BR242683622536J</text:p>
        </text:list-item>
        <text:list-item>
          <text:p text:style-name="P528">BR2409726729111</text:p>
        </text:list-item>
        <text:list-item>
          <text:p text:style-name="P529">BR241190503032H</text:p>
        </text:list-item>
        <text:list-item>
          <text:p text:style-name="P530">BR2462860013947</text:p>
        </text:list-item>
        <text:list-item>
          <text:p text:style-name="P531">BR2401506291340</text:p>
        </text:list-item>
        <text:list-item>
          <text:p text:style-name="P532">BR2467312965149</text:p>
        </text:list-item>
        <text:list-item>
          <text:p text:style-name="P533">BR242412832160X</text:p>
        </text:list-item>
        <text:list-item>
          <text:p text:style-name="P534">BR249102120891T</text:p>
        </text:list-item>
        <text:list-item>
          <text:p text:style-name="P535">BR241302526272K</text:p>
        </text:list-item>
        <text:list-item>
          <text:p text:style-name="P536">BR246893600521W</text:p>
        </text:list-item>
        <text:list-item>
          <text:p text:style-name="P537">BR248709669860Y</text:p>
        </text:list-item>
        <text:list-item>
          <text:p text:style-name="P538">BR240601708567V</text:p>
        </text:list-item>
        <text:list-item>
          <text:p text:style-name="P539">BR248755301772A</text:p>
        </text:list-item>
        <text:list-item>
          <text:p text:style-name="P540">BR243993797957R</text:p>
        </text:list-item>
        <text:list-item>
          <text:p text:style-name="P541">BR247601608359H</text:p>
        </text:list-item>
        <text:list-item>
          <text:p text:style-name="P542">BR248936677409X</text:p>
        </text:list-item>
        <text:list-item>
          <text:p text:style-name="P543">BR241696646827Y</text:p>
        </text:list-item>
        <text:list-item>
          <text:p text:style-name="P544">BR242907136719O</text:p>
        </text:list-item>
        <text:list-item>
          <text:p text:style-name="P545">BR243529359848H</text:p>
        </text:list-item>
        <text:list-item>
          <text:p text:style-name="P546">BR244107131073I</text:p>
        </text:list-item>
        <text:list-item>
          <text:p text:style-name="P547">BR243665764108Z</text:p>
        </text:list-item>
        <text:list-item>
          <text:p text:style-name="P548">BR244966972637O</text:p>
        </text:list-item>
        <text:list-item>
          <text:p text:style-name="P549">BR245713084240W</text:p>
        </text:list-item>
        <text:list-item>
          <text:p text:style-name="P550">BR2402109508661</text:p>
        </text:list-item>
        <text:list-item>
          <text:p text:style-name="P551">BR245408035376A</text:p>
        </text:list-item>
        <text:list-item>
          <text:p text:style-name="P552">BR247237827778C</text:p>
        </text:list-item>
        <text:list-item>
          <text:p text:style-name="P553">BR248607372876Y</text:p>
        </text:list-item>
        <text:list-item>
          <text:p text:style-name="P554">BR242310983455Q</text:p>
        </text:list-item>
        <text:list-item>
          <text:p text:style-name="P555">BR246576241167X</text:p>
        </text:list-item>
        <text:list-item>
          <text:p text:style-name="P556">BR248920958656M</text:p>
        </text:list-item>
        <text:list-item>
          <text:p text:style-name="P557">BR2429491746362</text:p>
        </text:list-item>
        <text:list-item>
          <text:p text:style-name="P558">BR2473979619490</text:p>
        </text:list-item>
        <text:list-item>
          <text:p text:style-name="P559">BR2473909581716</text:p>
        </text:list-item>
        <text:list-item>
          <text:p text:style-name="P560">BR2421076321741</text:p>
        </text:list-item>
        <text:list-item>
          <text:p text:style-name="P561">BR2467235745040</text:p>
        </text:list-item>
        <text:list-item>
          <text:p text:style-name="P562">BR248007365075K</text:p>
        </text:list-item>
        <text:list-item>
          <text:p text:style-name="P563">BR2435949217032</text:p>
        </text:list-item>
        <text:list-item>
          <text:p text:style-name="P564">BR240652169175V</text:p>
        </text:list-item>
        <text:list-item>
          <text:p text:style-name="P565">BR2487321865186</text:p>
        </text:list-item>
        <text:list-item>
          <text:p text:style-name="P566">BR2444913919335</text:p>
        </text:list-item>
        <text:list-item>
          <text:p text:style-name="P567">BR2422318232599</text:p>
        </text:list-item>
        <text:list-item>
          <text:p text:style-name="P568">BR2468669026924</text:p>
        </text:list-item>
        <text:list-item>
          <text:p text:style-name="P569">BR244979415694I</text:p>
        </text:list-item>
        <text:list-item>
          <text:p text:style-name="P570">BR248702593868K</text:p>
        </text:list-item>
        <text:list-item>
          <text:p text:style-name="P571">BR240289620028V</text:p>
        </text:list-item>
        <text:list-item>
          <text:p text:style-name="P572">BR248582857515J</text:p>
        </text:list-item>
        <text:list-item>
          <text:p text:style-name="P573">BR241720133711R</text:p>
        </text:list-item>
        <text:list-item>
          <text:p text:style-name="P574">BR242400695335Y</text:p>
        </text:list-item>
        <text:list-item>
          <text:p text:style-name="P575">BR244132715141N</text:p>
        </text:list-item>
        <text:list-item>
          <text:p text:style-name="P576">BR246445239435P</text:p>
        </text:list-item>
        <text:list-item>
          <text:p text:style-name="P577">BR244654529550L</text:p>
        </text:list-item>
        <text:list-item>
          <text:p text:style-name="P578">BR240933197244D</text:p>
        </text:list-item>
        <text:list-item>
          <text:p text:style-name="P579">BR245156390270B</text:p>
        </text:list-item>
        <text:list-item>
          <text:p text:style-name="P580">BR249951064828K</text:p>
        </text:list-item>
        <text:list-item>
          <text:p text:style-name="P581">BR247043715588K</text:p>
        </text:list-item>
        <text:list-item>
          <text:p text:style-name="P582">BR244543012472K</text:p>
        </text:list-item>
        <text:list-item>
          <text:p text:style-name="P583">BR243865003747D</text:p>
        </text:list-item>
        <text:list-item>
          <text:p text:style-name="P584">BR249815530072W</text:p>
        </text:list-item>
        <text:list-item>
          <text:p text:style-name="P585">BR2442228424498</text:p>
        </text:list-item>
        <text:list-item>
          <text:p text:style-name="P586">BR242105318299R</text:p>
        </text:list-item>
        <text:list-item>
          <text:p text:style-name="P587">BR2453548767896</text:p>
        </text:list-item>
        <text:list-item>
          <text:p text:style-name="P588">BR241764204745W</text:p>
        </text:list-item>
        <text:list-item>
          <text:p text:style-name="P589">BR2460689691522</text:p>
        </text:list-item>
        <text:list-item>
          <text:p text:style-name="P590">BR2439166941911</text:p>
        </text:list-item>
        <text:list-item>
          <text:p text:style-name="P591">BR2408697425473</text:p>
        </text:list-item>
        <text:list-item>
          <text:p text:style-name="P592">BR246226170964E</text:p>
        </text:list-item>
        <text:list-item>
          <text:p text:style-name="P593">BR249719424677F</text:p>
        </text:list-item>
        <text:list-item>
          <text:p text:style-name="P594">BR249153400764S</text:p>
        </text:list-item>
        <text:list-item>
          <text:p text:style-name="P595">BR248964605120A</text:p>
        </text:list-item>
        <text:list-item>
          <text:p text:style-name="P596">BR2482238511163</text:p>
        </text:list-item>
        <text:list-item>
          <text:p text:style-name="P597">BR2480706267418</text:p>
        </text:list-item>
        <text:list-item>
          <text:p text:style-name="P598">BR247098278801O</text:p>
        </text:list-item>
        <text:list-item>
          <text:p text:style-name="P599">BR248983553903J</text:p>
        </text:list-item>
        <text:list-item>
          <text:p text:style-name="P600">BR240922715742P</text:p>
        </text:list-item>
        <text:list-item>
          <text:p text:style-name="P601">BR247878484383K</text:p>
        </text:list-item>
        <text:list-item>
          <text:p text:style-name="P602">BR244585651937D</text:p>
        </text:list-item>
        <text:list-item>
          <text:p text:style-name="P603">BR246761562354R</text:p>
        </text:list-item>
        <text:list-item>
          <text:p text:style-name="P604">BR240302275932G</text:p>
        </text:list-item>
        <text:list-item>
          <text:p text:style-name="P605">BR246460794052F</text:p>
        </text:list-item>
        <text:list-item>
          <text:p text:style-name="P606">BR248986808866E</text:p>
        </text:list-item>
        <text:list-item>
          <text:p text:style-name="P607">BR243717996219Q</text:p>
        </text:list-item>
        <text:list-item>
          <text:p text:style-name="P608">BR2417431584640</text:p>
        </text:list-item>
        <text:list-item>
          <text:p text:style-name="P609">BR2455002259716</text:p>
        </text:list-item>
        <text:list-item>
          <text:p text:style-name="P610">BR243039414497Z</text:p>
        </text:list-item>
        <text:list-item>
          <text:p text:style-name="P611">BR2492345589618</text:p>
        </text:list-item>
        <text:list-item>
          <text:p text:style-name="P612">BR243340414165S</text:p>
        </text:list-item>
        <text:list-item>
          <text:p text:style-name="P613">BR2425781792304</text:p>
        </text:list-item>
        <text:list-item>
          <text:p text:style-name="P614">BR243742567402S</text:p>
        </text:list-item>
        <text:list-item>
          <text:p text:style-name="P615">BR2458308537910</text:p>
        </text:list-item>
        <text:list-item>
          <text:p text:style-name="P616">BR244784340878I</text:p>
        </text:list-item>
        <text:list-item>
          <text:p text:style-name="P617">BR247873636176K</text:p>
        </text:list-item>
        <text:list-item>
          <text:p text:style-name="P618">BR245189778673F</text:p>
        </text:list-item>
        <text:list-item>
          <text:p text:style-name="P619">BR248444235190B</text:p>
        </text:list-item>
        <text:list-item>
          <text:p text:style-name="P620">BR240768620020N</text:p>
        </text:list-item>
        <text:list-item>
          <text:p text:style-name="P621">BR243418917779H</text:p>
        </text:list-item>
        <text:list-item>
          <text:p text:style-name="P622">BR244969688182B</text:p>
        </text:list-item>
        <text:list-item>
          <text:p text:style-name="P623">BR245863124890S</text:p>
        </text:list-item>
        <text:list-item>
          <text:p text:style-name="P624">BR2462991137717</text:p>
        </text:list-item>
        <text:list-item>
          <text:p text:style-name="P625">BR2448854673181</text:p>
        </text:list-item>
        <text:list-item>
          <text:p text:style-name="P626">BR240435902632U</text:p>
        </text:list-item>
        <text:list-item>
          <text:p text:style-name="P627">BR240500487948N</text:p>
        </text:list-item>
        <text:list-item>
          <text:p text:style-name="P628">BR2462914884811</text:p>
        </text:list-item>
        <text:list-item>
          <text:p text:style-name="P629">BR2440522682943</text:p>
        </text:list-item>
        <text:list-item>
          <text:p text:style-name="P630">BR242941718716H</text:p>
        </text:list-item>
        <text:list-item>
          <text:p text:style-name="P631">BR248813994476Z</text:p>
        </text:list-item>
        <text:list-item>
          <text:p text:style-name="P632">BR2410142582560</text:p>
        </text:list-item>
        <text:list-item>
          <text:p text:style-name="P633">BR2434255712685</text:p>
        </text:list-item>
        <text:list-item>
          <text:p text:style-name="P634">BR244118151092S</text:p>
        </text:list-item>
        <text:list-item>
          <text:p text:style-name="P635">BR2428047319694</text:p>
        </text:list-item>
        <text:list-item>
          <text:p text:style-name="P636">BR249970157666X</text:p>
        </text:list-item>
        <text:list-item>
          <text:p text:style-name="P637">BR2428968761546</text:p>
        </text:list-item>
        <text:list-item>
          <text:p text:style-name="P638">BR248940960431R</text:p>
        </text:list-item>
        <text:list-item>
          <text:p text:style-name="P639">BR2479830525599</text:p>
        </text:list-item>
        <text:list-item>
          <text:p text:style-name="P640">BR242535688809U</text:p>
        </text:list-item>
        <text:list-item>
          <text:p text:style-name="P641">BR240307278658V</text:p>
        </text:list-item>
        <text:list-item>
          <text:p text:style-name="P642">BR247922308504T</text:p>
        </text:list-item>
        <text:list-item>
          <text:p text:style-name="P643">BR2431574211634</text:p>
        </text:list-item>
        <text:list-item>
          <text:p text:style-name="P644">BR2468764344285</text:p>
        </text:list-item>
        <text:list-item>
          <text:p text:style-name="P645">BR243686443888T</text:p>
        </text:list-item>
        <text:list-item>
          <text:p text:style-name="P646">BR245620710056J</text:p>
        </text:list-item>
        <text:list-item>
          <text:p text:style-name="P647">BR2457790030625</text:p>
        </text:list-item>
        <text:list-item>
          <text:p text:style-name="P648">BR248777402869C</text:p>
        </text:list-item>
        <text:list-item>
          <text:p text:style-name="P649">BR249329880604U</text:p>
        </text:list-item>
        <text:list-item>
          <text:p text:style-name="P650">BR246402615689W</text:p>
        </text:list-item>
        <text:list-item>
          <text:p text:style-name="P651">BR240319760385M</text:p>
        </text:list-item>
        <text:list-item>
          <text:p text:style-name="P652">BR249451157174S</text:p>
        </text:list-item>
        <text:list-item>
          <text:p text:style-name="P653">BR240167310539T</text:p>
        </text:list-item>
        <text:list-item>
          <text:p text:style-name="P654">BR248077932856R</text:p>
        </text:list-item>
        <text:list-item>
          <text:p text:style-name="P655">BR249360303164U</text:p>
        </text:list-item>
        <text:list-item>
          <text:p text:style-name="P656">BR241690471036V</text:p>
        </text:list-item>
        <text:list-item>
          <text:p text:style-name="P657">BR248853212665Q</text:p>
        </text:list-item>
        <text:list-item>
          <text:p text:style-name="P658">BR249203821723W</text:p>
        </text:list-item>
        <text:list-item>
          <text:p text:style-name="P659">BR245805011639T</text:p>
        </text:list-item>
        <text:list-item>
          <text:p text:style-name="P660">BR245406670432Y</text:p>
        </text:list-item>
        <text:list-item>
          <text:p text:style-name="P661">BR247088553729O</text:p>
        </text:list-item>
        <text:list-item>
          <text:p text:style-name="P662">BR2418873780205</text:p>
        </text:list-item>
        <text:list-item>
          <text:p text:style-name="P663">BR249494667081G</text:p>
        </text:list-item>
        <text:list-item>
          <text:p text:style-name="P664">BR2425194050527</text:p>
        </text:list-item>
        <text:list-item>
          <text:p text:style-name="P665">BR247207850594U</text:p>
        </text:list-item>
        <text:list-item>
          <text:p text:style-name="P666">BR2492484172213</text:p>
        </text:list-item>
        <text:list-item>
          <text:p text:style-name="P667">BR245287852800J</text:p>
        </text:list-item>
        <text:list-item>
          <text:p text:style-name="P668">BR245739461070H</text:p>
        </text:list-item>
        <text:list-item>
          <text:p text:style-name="P669">BR243834032148G</text:p>
        </text:list-item>
        <text:list-item>
          <text:p text:style-name="P670">BR249166532301I</text:p>
        </text:list-item>
        <text:list-item>
          <text:p text:style-name="P671">BR248404675928T</text:p>
        </text:list-item>
        <text:list-item>
          <text:p text:style-name="P672">BR242131065701Q</text:p>
        </text:list-item>
        <text:list-item>
          <text:p text:style-name="P673">BR2490715980512</text:p>
        </text:list-item>
        <text:list-item>
          <text:p text:style-name="P674">BR246744077063Q</text:p>
        </text:list-item>
        <text:list-item>
          <text:p text:style-name="P675">BR249023878975W</text:p>
        </text:list-item>
        <text:list-item>
          <text:p text:style-name="P676">BR247676467949C</text:p>
        </text:list-item>
        <text:list-item>
          <text:p text:style-name="P677">BR248187884675H</text:p>
        </text:list-item>
        <text:list-item>
          <text:p text:style-name="P678">BR246227772114V</text:p>
        </text:list-item>
        <text:list-item>
          <text:p text:style-name="P679">BR244182787178Q</text:p>
        </text:list-item>
        <text:list-item>
          <text:p text:style-name="P680">BR249134524880S</text:p>
        </text:list-item>
        <text:list-item>
          <text:p text:style-name="P681">BR2401039335983</text:p>
        </text:list-item>
        <text:list-item>
          <text:p text:style-name="P682">BR242976053045G</text:p>
        </text:list-item>
        <text:list-item>
          <text:p text:style-name="P683">BR242401444069F</text:p>
        </text:list-item>
        <text:list-item>
          <text:p text:style-name="P684">BR2402630907678</text:p>
        </text:list-item>
        <text:list-item>
          <text:p text:style-name="P685">BR244530413086X</text:p>
        </text:list-item>
        <text:list-item>
          <text:p text:style-name="P686">BR2487627324945</text:p>
        </text:list-item>
        <text:list-item>
          <text:p text:style-name="P687">BR2427632227160</text:p>
        </text:list-item>
        <text:list-item>
          <text:p text:style-name="P688">BR2461647486300</text:p>
        </text:list-item>
        <text:list-item>
          <text:p text:style-name="P689">BR2421561535551</text:p>
        </text:list-item>
        <text:list-item>
          <text:p text:style-name="P690">BR243951549173X</text:p>
        </text:list-item>
        <text:list-item>
          <text:p text:style-name="P691">BR242969066831T</text:p>
        </text:list-item>
        <text:list-item>
          <text:p text:style-name="P692">BR249256326320U</text:p>
        </text:list-item>
        <text:list-item>
          <text:p text:style-name="P693">BR2438378750239</text:p>
        </text:list-item>
        <text:list-item>
          <text:p text:style-name="P694">BR249104066033V</text:p>
        </text:list-item>
        <text:list-item>
          <text:p text:style-name="P695">BR246566961382V</text:p>
        </text:list-item>
        <text:list-item>
          <text:p text:style-name="P696">BR244510183002Z</text:p>
        </text:list-item>
        <text:list-item>
          <text:p text:style-name="P697">BR242523476649V</text:p>
        </text:list-item>
        <text:list-item>
          <text:p text:style-name="P698">BR245367622891R</text:p>
        </text:list-item>
        <text:list-item>
          <text:p text:style-name="P699">BR2428272918123</text:p>
        </text:list-item>
        <text:list-item>
          <text:p text:style-name="P700">BR2400242913181</text:p>
        </text:list-item>
        <text:list-item>
          <text:p text:style-name="P701">BR2406307633490</text:p>
        </text:list-item>
        <text:list-item>
          <text:p text:style-name="P702">BR243865221400I</text:p>
        </text:list-item>
        <text:list-item>
          <text:p text:style-name="P703">BR248359026860P</text:p>
        </text:list-item>
        <text:list-item>
          <text:p text:style-name="P704">BR248924588537W</text:p>
        </text:list-item>
        <text:list-item>
          <text:p text:style-name="P705">BR240296268763V</text:p>
        </text:list-item>
        <text:list-item>
          <text:p text:style-name="P706">BR241329412531Q</text:p>
        </text:list-item>
        <text:list-item>
          <text:p text:style-name="P707">BR247057035548Y</text:p>
        </text:list-item>
        <text:list-item>
          <text:p text:style-name="P708">BR2481420921511</text:p>
        </text:list-item>
        <text:list-item>
          <text:p text:style-name="P709">BR2470006966965</text:p>
        </text:list-item>
        <text:list-item>
          <text:p text:style-name="P710">BR241532890666B</text:p>
        </text:list-item>
        <text:list-item>
          <text:p text:style-name="P711">BR240394622872R</text:p>
        </text:list-item>
        <text:list-item>
          <text:p text:style-name="P712">BR2441945923843</text:p>
        </text:list-item>
        <text:list-item>
          <text:p text:style-name="P713">BR240241366640F</text:p>
        </text:list-item>
        <text:list-item>
          <text:p text:style-name="P714">BR2466424810510</text:p>
        </text:list-item>
        <text:list-item>
          <text:p text:style-name="P715">BR245116592831X</text:p>
        </text:list-item>
        <text:list-item>
          <text:p text:style-name="P716">BR2489676526090</text:p>
        </text:list-item>
        <text:list-item>
          <text:p text:style-name="P717">BR2440430467254</text:p>
        </text:list-item>
        <text:list-item>
          <text:p text:style-name="P718">BR249705722633U</text:p>
        </text:list-item>
        <text:list-item>
          <text:p text:style-name="P719">BR243402876858W</text:p>
        </text:list-item>
        <text:list-item>
          <text:p text:style-name="P720">BR249054443162A</text:p>
        </text:list-item>
        <text:list-item>
          <text:p text:style-name="P721">BR2452679000402</text:p>
        </text:list-item>
        <text:list-item>
          <text:p text:style-name="P722">BR2409519313551</text:p>
        </text:list-item>
        <text:list-item>
          <text:p text:style-name="P723">BR247959713500U</text:p>
        </text:list-item>
        <text:list-item>
          <text:p text:style-name="P724">BR2430170991849</text:p>
        </text:list-item>
        <text:list-item>
          <text:p text:style-name="P725">BR247742249045A</text:p>
        </text:list-item>
        <text:list-item>
          <text:p text:style-name="P726">BR242844972324X</text:p>
        </text:list-item>
        <text:list-item>
          <text:p text:style-name="P727">BR2400931304177</text:p>
        </text:list-item>
        <text:list-item>
          <text:p text:style-name="P728">BR2449219534921</text:p>
        </text:list-item>
        <text:list-item>
          <text:p text:style-name="P729">BR245074521628F</text:p>
        </text:list-item>
        <text:list-item>
          <text:p text:style-name="P730">BR249962149061C</text:p>
        </text:list-item>
        <text:list-item>
          <text:p text:style-name="P731">BR245828025073U</text:p>
        </text:list-item>
        <text:list-item>
          <text:p text:style-name="P732">BR2446018522524</text:p>
        </text:list-item>
        <text:list-item>
          <text:p text:style-name="P733">BR247881473233H</text:p>
        </text:list-item>
        <text:list-item>
          <text:p text:style-name="P734">BR2436564129198</text:p>
        </text:list-item>
        <text:list-item>
          <text:p text:style-name="P735">BR2442668832321</text:p>
        </text:list-item>
        <text:list-item>
          <text:p text:style-name="P736">BR2444370423266</text:p>
        </text:list-item>
        <text:list-item>
          <text:p text:style-name="P737">BR2414165585640</text:p>
        </text:list-item>
        <text:list-item>
          <text:p text:style-name="P738">BR249174783235G</text:p>
        </text:list-item>
        <text:list-item>
          <text:p text:style-name="P739">BR2474962016235</text:p>
        </text:list-item>
        <text:list-item>
          <text:p text:style-name="P740">BR2422814223020</text:p>
        </text:list-item>
        <text:list-item>
          <text:p text:style-name="P741">BR2412138815366</text:p>
        </text:list-item>
        <text:list-item>
          <text:p text:style-name="P742">BR245179664704C</text:p>
        </text:list-item>
        <text:list-item>
          <text:p text:style-name="P743">BR248065539701B</text:p>
        </text:list-item>
        <text:list-item>
          <text:p text:style-name="P744">BR247092339817D</text:p>
        </text:list-item>
        <text:list-item>
          <text:p text:style-name="P745">BR248051158090Z</text:p>
        </text:list-item>
        <text:list-item>
          <text:p text:style-name="P746">BR2422517372746</text:p>
        </text:list-item>
        <text:list-item>
          <text:p text:style-name="P747">BR2405396900912</text:p>
        </text:list-item>
        <text:list-item>
          <text:p text:style-name="P748">BR243464474652E</text:p>
        </text:list-item>
        <text:list-item>
          <text:p text:style-name="P749">BR2435103132942</text:p>
        </text:list-item>
        <text:list-item>
          <text:p text:style-name="P750">BR2470794216424</text:p>
        </text:list-item>
        <text:list-item>
          <text:p text:style-name="P751">BR2479354460524</text:p>
        </text:list-item>
        <text:list-item>
          <text:p text:style-name="P752">BR240033788300B</text:p>
        </text:list-item>
        <text:list-item>
          <text:p text:style-name="P753">BR243022725920G</text:p>
        </text:list-item>
        <text:list-item>
          <text:p text:style-name="P754">BR2404233977542</text:p>
        </text:list-item>
        <text:list-item>
          <text:p text:style-name="P755">BR249610531055L</text:p>
        </text:list-item>
        <text:list-item>
          <text:p text:style-name="P756">BR2472933976827</text:p>
        </text:list-item>
        <text:list-item>
          <text:p text:style-name="P757">BR2478276956753</text:p>
        </text:list-item>
        <text:list-item>
          <text:p text:style-name="P758">BR248674500649A</text:p>
        </text:list-item>
        <text:list-item>
          <text:p text:style-name="P759">BR246695602910W</text:p>
        </text:list-item>
        <text:list-item>
          <text:p text:style-name="P760">BR242060187117U</text:p>
        </text:list-item>
        <text:list-item>
          <text:p text:style-name="P761">BR2461207856246</text:p>
        </text:list-item>
        <text:list-item>
          <text:p text:style-name="P762">BR247451615847S</text:p>
        </text:list-item>
        <text:list-item>
          <text:p text:style-name="P763">BR2446934736045</text:p>
        </text:list-item>
        <text:list-item>
          <text:p text:style-name="P764">BR244074426878N</text:p>
        </text:list-item>
        <text:list-item>
          <text:p text:style-name="P765">BR243129929089Y</text:p>
        </text:list-item>
        <text:list-item>
          <text:p text:style-name="P766">BR2496356901838</text:p>
        </text:list-item>
        <text:list-item>
          <text:p text:style-name="P767">BR243864073383O</text:p>
        </text:list-item>
        <text:list-item>
          <text:p text:style-name="P768">BR246331672121O</text:p>
        </text:list-item>
        <text:list-item>
          <text:p text:style-name="P769">BR241427098800O</text:p>
        </text:list-item>
        <text:list-item>
          <text:p text:style-name="P770">BR242873812436E</text:p>
        </text:list-item>
        <text:list-item>
          <text:p text:style-name="P771">BR245442708280U</text:p>
        </text:list-item>
        <text:list-item>
          <text:p text:style-name="P772">BR247051218058T</text:p>
        </text:list-item>
        <text:list-item>
          <text:p text:style-name="P773">BR248760428759S</text:p>
        </text:list-item>
        <text:list-item>
          <text:p text:style-name="P774">BR242415476956R</text:p>
        </text:list-item>
        <text:list-item>
          <text:p text:style-name="P775">BR242803110568S</text:p>
        </text:list-item>
        <text:list-item>
          <text:p text:style-name="P776">BR241572244491O</text:p>
        </text:list-item>
        <text:list-item>
          <text:p text:style-name="P777">BR247683052009L</text:p>
        </text:list-item>
        <text:list-item>
          <text:p text:style-name="P778">BR244861067095Z</text:p>
        </text:list-item>
        <text:list-item>
          <text:p text:style-name="P779">BR241316395940U</text:p>
        </text:list-item>
        <text:list-item>
          <text:p text:style-name="P780">BR248635745255N</text:p>
        </text:list-item>
        <text:list-item>
          <text:p text:style-name="P781">BR243944579373P</text:p>
        </text:list-item>
        <text:list-item>
          <text:p text:style-name="P782">BR248756573268V</text:p>
        </text:list-item>
        <text:list-item>
          <text:p text:style-name="P783">BR242490350401B</text:p>
        </text:list-item>
        <text:list-item>
          <text:p text:style-name="P784">BR249919735843A</text:p>
        </text:list-item>
        <text:list-item>
          <text:p text:style-name="P785">BR242283280547U</text:p>
        </text:list-item>
        <text:list-item>
          <text:p text:style-name="P786">BR2440524494543</text:p>
        </text:list-item>
        <text:list-item>
          <text:p text:style-name="P787">BR2487608902097</text:p>
        </text:list-item>
        <text:list-item>
          <text:p text:style-name="P788">BR2444037505710</text:p>
        </text:list-item>
        <text:list-item>
          <text:p text:style-name="P789">BR244261882981W</text:p>
        </text:list-item>
        <text:list-item>
          <text:p text:style-name="P790">BR2409976434080</text:p>
        </text:list-item>
        <text:list-item>
          <text:p text:style-name="P791">BR248013868557T</text:p>
        </text:list-item>
        <text:list-item>
          <text:p text:style-name="P792">BR242041221206W</text:p>
        </text:list-item>
      </text:list>
      <text:p text:style-name="P7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6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99<text:s/>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388<text:s/>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26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n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6-26T18:51:00Z</meta:creation-date>
    <dc:date>2024-06-26T18:51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3" meta:paragraph-count="15" meta:word-count="1217" meta:character-count="7778" meta:row-count="54" meta:non-whitespace-character-count="6576"/>
  </office:meta>
</office:document-meta>
</file>